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officeooo:rsid="001ee65c" officeooo:paragraph-rsid="001ee65c"/>
    </style:style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text-properties officeooo:rsid="001ee65c" officeooo:paragraph-rsid="001ee65c"/>
    </style:style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Análise de Negócio - Sistema de Monitoramento de Captação de Água</text:span></text:h>
      <text:h text:style-name="Heading_20_2" text:outline-level="2"><text:span text:style-name="Strong_20_Emphasis">1. Objetivo do Sistema</text:span></text:h>
      <text:p text:style-name="Text_20_body">O sistema tem como objetivo monitorar variáveis de captação de água em ambientes industriais utilizando tecnologias IoT. Ele será responsável por coletar, processar e armazenar dados provenientes de sensores conectados a CLPs, enviando essas informações para um servidor na nuvem via protocolo MQTT. A partir desses dados, o sistema permitirá a geração de relatórios e visualizações que auxiliem na análise do consumo de água.</text:p>
      <text:h text:style-name="Heading_20_2" text:outline-level="2"><text:span text:style-name="Strong_20_Emphasis">2. Regras de Negócio</text:span></text:h>
      <text:h text:style-name="Heading_20_3" text:outline-level="3"><text:span text:style-name="Strong_20_Emphasis">2.1 Sensores e Dispositivos</text:span></text:h>
      <text:list text:style-name="L1">
        <text:list-item>
          <text:p text:style-name="P1">Cada sensor deve estar vinculado a um único dispositivo (CLP ou Raspberry Pi). </text:p>
        </text:list-item>
        <text:list-item>
          <text:p text:style-name="P1">Um dispositivo pode possuir múltiplos sensores. <text:s/></text:p>
        </text:list-item>
      </text:list>
      <text:h text:style-name="Heading_20_3" text:outline-level="3"><text:span text:style-name="Strong_20_Emphasis">2.2 Usuários e Acesso</text:span></text:h>
      <text:list text:style-name="L2">
        <text:list-item>
          <text:p text:style-name="P2">O sistema terá dois tipos de usuários: <text:span text:style-name="Strong_20_Emphasis">Administrador</text:span> e <text:span text:style-name="Strong_20_Emphasis">Usuário Comum</text:span>. </text:p>
        </text:list-item>
        <text:list-item>
          <text:p text:style-name="P2">Apenas administradores podem cadastrar ou remover dispositivos e sensores. </text:p>
        </text:list-item>
        <text:list-item>
          <text:p text:style-name="P3">Usuários comuns podem apenas visualizar os dados e gerar relatórios. </text:p>
        </text:list-item>
      </text:list>
      <text:h text:style-name="Heading_20_3" text:outline-level="3"><text:span text:style-name="Strong_20_Emphasis">2.3 Medições e Armazenamento</text:span></text:h>
      <text:list text:style-name="L3">
        <text:list-item>
          <text:p text:style-name="P4">Medições devem ser registradas com <text:span text:style-name="Strong_20_Emphasis">timestamp exato</text:span> e não podem ser alteradas posteriormente. </text:p>
        </text:list-item>
        <text:list-item>
          <text:p text:style-name="P4">Cada medição deve conter um valor válido, associado a uma unidade de medida específica (ex: litros, metros cúbicos, temperatura em °C, etc.). </text:p>
        </text:list-item>
        <text:list-item>
          <text:p text:style-name="P5">O sistema não pode aceitar medições duplicadas no mesmo timestamp para um mesmo sensor. </text:p>
        </text:list-item>
        <text:list-item>
          <text:p text:style-name="P6">O sistema não deverá salvar medições inválidas (zero, negativas).</text:p>
        </text:list-item>
      </text:list>
      <text:h text:style-name="Heading_20_2" text:outline-level="2"><text:span text:style-name="Strong_20_Emphasis">3. Requisitos Funcionais</text:span></text:h>
      <text:h text:style-name="Heading_20_3" text:outline-level="3"><text:span text:style-name="Strong_20_Emphasis">3.1 Gerenciamento de Usuários</text:span></text:h>
      <text:list text:style-name="L4">
        <text:list-item>
          <text:p text:style-name="P7">Cadastro, login e autenticação de usuários. </text:p>
        </text:list-item>
        <text:list-item>
          <text:p text:style-name="P8">Diferentes níveis de permissão para administradores e usuários comuns. </text:p>
        </text:list-item>
      </text:list>
      <text:h text:style-name="Heading_20_3" text:outline-level="3"><text:span text:style-name="Strong_20_Emphasis">3.2 Gerenciamento de Dispositivos e Sensores</text:span></text:h>
      <text:list text:style-name="L5">
        <text:list-item>
          <text:p text:style-name="P9">Cadastro e remoção de dispositivos (Raspberry Pi e CLPs). </text:p>
        </text:list-item>
        <text:list-item>
          <text:p text:style-name="P9"><text:soft-page-break/>Cadastro e remoção de sensores vinculados aos dispositivos. </text:p>
        </text:list-item>
        <text:list-item>
          <text:p text:style-name="P10">Listagem dos sensores ativos e seus respectivos dispositivos. </text:p>
        </text:list-item>
      </text:list>
      <text:h text:style-name="Heading_20_3" text:outline-level="3"><text:span text:style-name="Strong_20_Emphasis">3.3 Coleta e Processamento de Dados</text:span></text:h>
      <text:list text:style-name="L6">
        <text:list-item>
          <text:p text:style-name="P11">Receber medições enviadas pelos sensores via MQTT. </text:p>
        </text:list-item>
        <text:list-item>
          <text:p text:style-name="P11">Armazenar medições no banco de dados. </text:p>
        </text:list-item>
        <text:list-item>
          <text:p text:style-name="P12">Garantir a integridade e validade dos dados recebidos. </text:p>
        </text:list-item>
      </text:list>
      <text:h text:style-name="Heading_20_3" text:outline-level="3"><text:span text:style-name="Strong_20_Emphasis">3.4 Visualização e Relatórios</text:span></text:h>
      <text:list text:style-name="L7">
        <text:list-item>
          <text:p text:style-name="P13">Painel para exibir medições em tempo real. </text:p>
        </text:list-item>
        <text:list-item>
          <text:p text:style-name="P13">Geração de relatórios de consumo de água por período. </text:p>
        </text:list-item>
        <text:list-item>
          <text:p text:style-name="P14">Exportação de dados em formatos como CSV ou PDF. </text:p>
        </text:list-item>
      </text:list>
      <text:h text:style-name="Heading_20_2" text:outline-level="2"><text:span text:style-name="Strong_20_Emphasis">4. Requisitos Não Funcionais</text:span></text:h>
      <text:h text:style-name="Heading_20_3" text:outline-level="3"><text:span text:style-name="Strong_20_Emphasis">4.1 Segurança</text:span></text:h>
      <text:list text:style-name="L8">
        <text:list-item>
          <text:p text:style-name="P15">Armazenamento seguro de credenciais de usuários (hash de senhas). </text:p>
        </text:list-item>
      </text:list>
      <text:h text:style-name="Heading_20_3" text:outline-level="3"><text:span text:style-name="Strong_20_Emphasis">4.2 Performance e Escalabilidade</text:span></text:h>
      <text:list text:style-name="L9">
        <text:list-item>
          <text:p text:style-name="P16">Arquitetura escalável para permitir crescimento futuro. </text:p>
        </text:list-item>
        <text:list-item>
          <text:p text:style-name="P17">Sistema não deve apresentar sinais de lentidão para carregar os relatórios.</text:p>
        </text:list-item>
      </text:list>
      <text:h text:style-name="Heading_20_3" text:outline-level="3"><text:span text:style-name="Strong_20_Emphasis">4.3 Disponibilidade</text:span></text:h>
      <text:list text:style-name="L10">
        <text:list-item>
          <text:p text:style-name="P18">O sistema deve estar disponível 24/7. </text:p>
        </text:list-item>
        <text:list-item>
          <text:p text:style-name="P19">Monitoramento de falhas e alertas caso sensores parem de enviar dados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54:19.337850769</meta:creation-date>
    <dc:date>2025-02-19T22:13:39.885026808</dc:date>
    <meta:editing-duration>PT8M58S</meta:editing-duration>
    <meta:editing-cycles>1</meta:editing-cycles>
    <meta:document-statistic meta:table-count="0" meta:image-count="0" meta:object-count="0" meta:page-count="2" meta:paragraph-count="41" meta:word-count="391" meta:character-count="2508" meta:non-whitespace-character-count="2159"/>
    <meta:generator>LibreOffice/24.8.4.2$Linux_X86_64 LibreOffice_project/480$Build-2</meta:generator>
  </office:meta>
</office:document-meta>
</file>